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1da" officeooo:paragraph-rsid="0005e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31:07.227007613</meta:creation-date>
    <dc:date>2018-09-25T06:31:35.22646353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3.2$Linux_X86_64 LibreOffice_project/00m0$Build-2</meta:generator>
  </office:meta>
</office:document-meta>
</file>